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tserrat" svg:font-family="Montserrat, sans-serif"/>
    <style:font-face style:name="FreeSans1" svg:font-family="FreeSans" style:font-family-generic="swiss"/>
    <style:font-face style:name="Noto Serif" svg:font-family="'Noto Serif'" style:font-family-generic="roman" style:font-pitch="variable"/>
    <style:font-face style:name="Noto Sans1" svg:font-family="'Noto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31951" officeooo:paragraph-rsid="00031951"/>
    </style:style>
    <style:style style:name="P2" style:family="paragraph" style:parent-style-name="Standard">
      <style:text-properties officeooo:rsid="00031951" officeooo:paragraph-rsid="0019101e"/>
    </style:style>
    <style:style style:name="P3" style:family="paragraph" style:parent-style-name="Standard">
      <style:text-properties officeooo:rsid="0005d184" officeooo:paragraph-rsid="0005d184"/>
    </style:style>
    <style:style style:name="P4" style:family="paragraph" style:parent-style-name="Standard">
      <style:text-properties officeooo:rsid="00062bee" officeooo:paragraph-rsid="000319ca"/>
    </style:style>
    <style:style style:name="P5" style:family="paragraph" style:parent-style-name="Standard">
      <style:text-properties officeooo:rsid="00062bee" officeooo:paragraph-rsid="00062bee"/>
    </style:style>
    <style:style style:name="P6" style:family="paragraph" style:parent-style-name="Standard">
      <style:text-properties officeooo:rsid="0007456b" officeooo:paragraph-rsid="0007456b"/>
    </style:style>
    <style:style style:name="P7" style:family="paragraph" style:parent-style-name="Standard">
      <style:text-properties officeooo:rsid="0011e650" officeooo:paragraph-rsid="0011e650"/>
    </style:style>
    <style:style style:name="P8" style:family="paragraph" style:parent-style-name="Standard">
      <style:text-properties officeooo:rsid="00129f81" officeooo:paragraph-rsid="00129f81"/>
    </style:style>
    <style:style style:name="P9" style:family="paragraph" style:parent-style-name="Standard">
      <style:text-properties officeooo:rsid="001499be" officeooo:paragraph-rsid="001499be"/>
    </style:style>
    <style:style style:name="P10" style:family="paragraph" style:parent-style-name="Standard">
      <style:text-properties officeooo:rsid="001511bd" officeooo:paragraph-rsid="001511bd"/>
    </style:style>
    <style:style style:name="P11" style:family="paragraph" style:parent-style-name="Standard">
      <style:text-properties officeooo:paragraph-rsid="001511bd"/>
    </style:style>
    <style:style style:name="P12" style:family="paragraph" style:parent-style-name="Standard">
      <style:text-properties officeooo:rsid="001d3c16" officeooo:paragraph-rsid="001d3c16"/>
    </style:style>
    <style:style style:name="P13" style:family="paragraph" style:parent-style-name="Standard">
      <style:text-properties officeooo:rsid="001f351a" officeooo:paragraph-rsid="001f351a"/>
    </style:style>
    <style:style style:name="P14" style:family="paragraph" style:parent-style-name="Standard">
      <style:text-properties officeooo:rsid="002861ae" officeooo:paragraph-rsid="002861ae"/>
    </style:style>
    <style:style style:name="P15" style:family="paragraph" style:parent-style-name="Standard">
      <style:text-properties officeooo:rsid="00315a5b" officeooo:paragraph-rsid="00315a5b"/>
    </style:style>
    <style:style style:name="P16" style:family="paragraph" style:parent-style-name="Standard">
      <style:text-properties officeooo:rsid="003c6ff4" officeooo:paragraph-rsid="003c6ff4"/>
    </style:style>
    <style:style style:name="P17" style:family="paragraph" style:parent-style-name="Standard">
      <style:text-properties officeooo:rsid="00031951" officeooo:paragraph-rsid="0040467f"/>
    </style:style>
    <style:style style:name="P18" style:family="paragraph" style:parent-style-name="Standard">
      <style:text-properties officeooo:rsid="0040467f" officeooo:paragraph-rsid="0040467f"/>
    </style:style>
    <style:style style:name="P19" style:family="paragraph" style:parent-style-name="Standard">
      <style:text-properties officeooo:rsid="000cb21b" officeooo:paragraph-rsid="0041a7b3"/>
    </style:style>
    <style:style style:name="P20" style:family="paragraph" style:parent-style-name="Standard">
      <style:text-properties officeooo:rsid="002a09ae" officeooo:paragraph-rsid="00446ccf"/>
    </style:style>
    <style:style style:name="P21" style:family="paragraph" style:parent-style-name="Standard">
      <style:text-properties officeooo:rsid="00062bee" officeooo:paragraph-rsid="00046d9e"/>
    </style:style>
    <style:style style:name="P22" style:family="paragraph" style:parent-style-name="Standard">
      <style:text-properties officeooo:rsid="0007456b" officeooo:paragraph-rsid="0007456b"/>
    </style:style>
    <style:style style:name="P23" style:family="paragraph" style:parent-style-name="Standard">
      <style:text-properties officeooo:rsid="001f351a" officeooo:paragraph-rsid="00446ccf"/>
    </style:style>
    <style:style style:name="P24" style:family="paragraph" style:parent-style-name="Standard">
      <style:text-properties officeooo:rsid="003c6ff4" officeooo:paragraph-rsid="003c6ff4"/>
    </style:style>
    <style:style style:name="P25" style:family="paragraph" style:parent-style-name="Standard">
      <style:text-properties officeooo:rsid="0047758c" officeooo:paragraph-rsid="0047758c"/>
    </style:style>
    <style:style style:name="T1" style:family="text">
      <style:text-properties officeooo:rsid="000319ca"/>
    </style:style>
    <style:style style:name="T2" style:family="text">
      <style:text-properties officeooo:rsid="00046d9e"/>
    </style:style>
    <style:style style:name="T3" style:family="text">
      <style:text-properties officeooo:rsid="00062bee"/>
    </style:style>
    <style:style style:name="T4" style:family="text">
      <style:text-properties officeooo:rsid="0007456b"/>
    </style:style>
    <style:style style:name="T5" style:family="text">
      <style:text-properties officeooo:rsid="00094687"/>
    </style:style>
    <style:style style:name="T6" style:family="text">
      <style:text-properties officeooo:rsid="0009cb81"/>
    </style:style>
    <style:style style:name="T7" style:family="text">
      <style:text-properties officeooo:rsid="000d64f3"/>
    </style:style>
    <style:style style:name="T8" style:family="text">
      <style:text-properties officeooo:rsid="000efe1b"/>
    </style:style>
    <style:style style:name="T9" style:family="text">
      <style:text-properties officeooo:rsid="00103a35"/>
    </style:style>
    <style:style style:name="T10" style:family="text">
      <style:text-properties officeooo:rsid="00142e3c"/>
    </style:style>
    <style:style style:name="T11" style:family="text">
      <style:text-properties officeooo:rsid="001511bd"/>
    </style:style>
    <style:style style:name="T12" style:family="text">
      <style:text-properties officeooo:rsid="0017913e"/>
    </style:style>
    <style:style style:name="T13" style:family="text">
      <style:text-properties officeooo:rsid="0019101e"/>
    </style:style>
    <style:style style:name="T14" style:family="text">
      <style:text-properties officeooo:rsid="0019bd1c"/>
    </style:style>
    <style:style style:name="T15" style:family="text">
      <style:text-properties officeooo:rsid="0019f522"/>
    </style:style>
    <style:style style:name="T16" style:family="text">
      <style:text-properties officeooo:rsid="001ada94"/>
    </style:style>
    <style:style style:name="T17" style:family="text">
      <style:text-properties officeooo:rsid="001ae2cc"/>
    </style:style>
    <style:style style:name="T18" style:family="text">
      <style:text-properties officeooo:rsid="001f7201"/>
    </style:style>
    <style:style style:name="T19" style:family="text">
      <style:text-properties officeooo:rsid="00231728"/>
    </style:style>
    <style:style style:name="T20" style:family="text">
      <style:text-properties officeooo:rsid="002320c8"/>
    </style:style>
    <style:style style:name="T21" style:family="text">
      <style:text-properties officeooo:rsid="002508e6"/>
    </style:style>
    <style:style style:name="T22" style:family="text">
      <style:text-properties officeooo:rsid="0025ce5a"/>
    </style:style>
    <style:style style:name="T23" style:family="text">
      <style:text-properties officeooo:rsid="0028f891"/>
    </style:style>
    <style:style style:name="T24" style:family="text">
      <style:text-properties officeooo:rsid="002aa8cc"/>
    </style:style>
    <style:style style:name="T25" style:family="text">
      <style:text-properties officeooo:rsid="002c8f58"/>
    </style:style>
    <style:style style:name="T26" style:family="text">
      <style:text-properties officeooo:rsid="002e4c89"/>
    </style:style>
    <style:style style:name="T27" style:family="text">
      <style:text-properties officeooo:rsid="00316de9"/>
    </style:style>
    <style:style style:name="T28" style:family="text">
      <style:text-properties officeooo:rsid="003240b2"/>
    </style:style>
    <style:style style:name="T29" style:family="text">
      <style:text-properties officeooo:rsid="00333a9c"/>
    </style:style>
    <style:style style:name="T30" style:family="text">
      <style:text-properties officeooo:rsid="0036edb9"/>
    </style:style>
    <style:style style:name="T31" style:family="text">
      <style:text-properties officeooo:rsid="003abfd8"/>
    </style:style>
    <style:style style:name="T32" style:family="text">
      <style:text-properties officeooo:rsid="003e371f"/>
    </style:style>
    <style:style style:name="T33" style:family="text">
      <style:text-properties officeooo:rsid="0040467f"/>
    </style:style>
    <style:style style:name="T34" style:family="text">
      <style:text-properties officeooo:rsid="0041a7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 <text:span text:style-name="T5">aujourd’hui </text:span>je vais vous <text:span text:style-name="T5">présenter</text:span> mon organisation <text:span text:style-name="T5">afin de</text:span> réaliser dans les temps le projet de programmation <text:span text:style-name="T5">de cette année</text:span>.</text:p>
      <text:p text:style-name="P1"><text:span text:style-name="T5">Mais t</text:span>out d’abord, le projet de programmation ? Quel est son but et quelles sont les attentes ?</text:p>
      <text:p text:style-name="P1"/>
      <text:p text:style-name="P2">Le projet de programmation porte sur la recréation d’un jeu <text:span text:style-name="T5">de société </text:span>pour notre client monsieur Lefèvre. Le jeu <text:span text:style-name="T5">de cette année </text:span>s’appelle « les batisseurs Moyen-age ». <text:span text:style-name="T13">L’objectif de ce jeu de gestion est de bien gérer son équipe d’ouvrier afin de construire le maximum de bâtiments possible. </text:span><text:span text:style-name="T33">Et l</text:span><text:span text:style-name="T13">e joueur avec le plus de points en fin de partie remporte le jeu.</text:span></text:p>
      <text:p text:style-name="P17">L’objectif même de ce projet est d’e<text:span text:style-name="T5">n</text:span> faire une version numérique <text:span text:style-name="T5">afin que notre client puisse retrouver le jeu de son enfance</text:span>. Bien entendu, nous avons différentes contraintes <text:span text:style-name="T6">à respecter</text:span> <text:span text:style-name="T33">imposées par notre client. M. Lefevre souhaite par exemple jouer contre des ordinateurs, avoir une interface textuelle graphique ou encore qu’on ajoute des fonctionnalités supplémentaires imprévues dans les règles initiales <text:s/>du jeu.</text:span></text:p>
      <text:p text:style-name="P18">Nous avons évidemment une contrainte de temps à respecter. Ce projet doit être fini d’ici le 24 juin prochain.</text:p>
      <text:p text:style-name="P1">C’est pour cela que le diagramme Gantt est utile. Nous allons modéliser les tâches à faire et les tâches déjà réalisées afin d’organiser la suite du projet et donc de pouvoir livrer le jeu au client dans les temps.</text:p>
      <text:p text:style-name="P4"/>
      <text:p text:style-name="P19">Tout d’abord, une présentation générale de l’organisation. <text:span text:style-name="T1">Comme vous pouvez le voir, </text:span><text:span text:style-name="T7">le diagramme</text:span><text:span text:style-name="T1"> est constitué de plusieurs </text:span><text:span text:style-name="T2">étapes </text:span><text:span text:style-name="T34">(respectivement Cahier des charges, Conception, Programmation et Exercice de communication) </text:span><text:span text:style-name="T8">correspondant à nos différents rendus </text:span><text:span text:style-name="T34">principaux</text:span><text:span text:style-name="T2">. </text:span><text:span text:style-name="T8">Ainsi, chaque étape possède</text:span><text:span text:style-name="T2"> </text:span><text:span text:style-name="T9">un ensemble de</text:span><text:span text:style-name="T2"> tâches </text:span><text:span text:style-name="T17">amenant au rendu final.</text:span><text:span text:style-name="T2"> Par exemple, pour rendre le cahier des charges nous </text:span><text:span text:style-name="T34">voyons le jalon rouge représentant la date de rendu maximal. </text:span><text:span text:style-name="T2">Une étape se termine </text:span><text:span text:style-name="T15">donc </text:span><text:span text:style-name="T2">par un jalon. </text:span></text:p>
      <text:p text:style-name="P19"><text:span text:style-name="T16">Les deux périodes indiquées </text:span><text:span text:style-name="T34">dans une couleur différente </text:span><text:span text:style-name="T16">représentent les vacances et les partiels. Nous mettant donc dans l’incapacité de travailler.</text:span></text:p>
      <text:p text:style-name="P12">Afin d’organiser le projet, s’étalant sur <text:span text:style-name="T22">12 semaines</text:span>, j’ai dû adapter les tâches rapidement réalisables <text:span text:style-name="T18">afin de</text:span> laisser plus de temps à celle<text:span text:style-name="T19">s</text:span> chronophage<text:span text:style-name="T20">s</text:span>.</text:p>
      <text:p text:style-name="P21"/>
      <text:p text:style-name="P3"><text:span text:style-name="T14">Afin de nous guider dans nos différents rendus, chaque rendu</text:span> sont présentés par notre client <text:span text:style-name="T14">M</text:span>. <text:span text:style-name="T14">Lefevre.</text:span> Nous dépendons donc de la mise en ligne de ses vidéos explicatives avant de commencer un rendu. <text:span text:style-name="T3">Expliquant parfois les retards dans certaines tâches. En lisant le diagramme, nous constatons que nous avons un rendu pour vendredi. Mais nous ne pouvons pas avancer faute du retard de monsieur lefèvre sur la vidéo explicative. </text:span><text:span text:style-name="T4">J’ai donc profité de ce temps pour préparer cet oral.</text:span></text:p>
      <text:p text:style-name="P5">Nous pouvons tout de même communiquer avec lui afin d’obtenir des informations complémentaires.</text:p>
      <text:p text:style-name="P6">Concernant les difficultés rencontrées durant l’élaboration de ce projet, nous avons évidemment la gestion du temps. La fin de l’année arrive très vite et beaucoup de <text:soft-page-break/>rendus s’enchaînent à la suite. De plus, certaines fonctionnalités nécessitent du temps d’apprentissage compte tenu des techniques utilisées. </text:p>
      <text:p text:style-name="P6">Cela explique la surcharge sur la dernière période. Si nous souhaitons rendre le projet dans les temps, nous devons commencer l’exercice de communication en parallèle de la programmation.</text:p>
      <text:p text:style-name="P14">Devoir <text:span text:style-name="T24">répondre</text:span> entièrement <text:span text:style-name="T25">aux besoins</text:span> du client ainsi que structurer la forme du projet demande beaucoup d’effort. <text:span text:style-name="T23">Cela nécessite de voir le projet </text:span><text:span text:style-name="T26">non plus dans un cadre mais </text:span><text:span text:style-name="T23">dans son ensemble avant même sa réalisation. Cet effort représenté par</text:span> différents diagrammes pren<text:span text:style-name="T23">d</text:span> du temps mais permet <text:span text:style-name="T23">au final </text:span>de mettre les idées au clair <text:span text:style-name="T23">et de commencer efficacement le développement du projet.</text:span></text:p>
      <text:p text:style-name="P6"/>
      <text:p text:style-name="P23">Pour certaines tâches, l’apprentissage de nouveaux outils est nécessaire. En effet, pour les tâches de création du diagramme d’analyse, nous devons apprendre à utiliser un nouveau logiciel, pouvant rajouter du temps sur nos prévisions. </text:p>
      <text:p text:style-name="P23">La partie programmation étant le cœur du projet, <text:span text:style-name="T21">nous devons ajouter une interface graphique complète. Notre manque de formation dans cette discipline va nous prendre beaucoup de temps. C’est pour cela que la tâche Interface est si longue.</text:span></text:p>
      <text:p text:style-name="P20">La réalisation en général nécessite de connaître et maîtriser certains outils que nous n’avons pas l’habitude de travailler avec.</text:p>
      <text:p text:style-name="P6"/>
      <text:p text:style-name="P15">En guise de bilan, nous pouvons voir les aspects positifs et négatifs de cette planification.</text:p>
      <text:p text:style-name="P7">La planification du projet peut être soumise à beaucoup d’imprévu et de retard causé par des évènements imprévisibles (la vidéo <text:span text:style-name="T27">de Mr Lefevre</text:span> par exemple). <text:s/>Malgré mes efforts pour répartir le travail <text:span text:style-name="T28">efficacement sur toute la période concernée</text:span>, je suis obligé d’être en surcharge <text:span text:style-name="T29">durant</text:span> le partie programmation.</text:p>
      <text:p text:style-name="P7"/>
      <text:p text:style-name="P8">Cependant cette organisation permet de prendre du recul sur le projet et incite à travailler en prévision des prochains rendus. <text:span text:style-name="T30">En effet, a</text:span><text:span text:style-name="T10">voir un visuel sur les prochaines tâches permet de prendre plus en considération le temps que ça risque de prendre.</text:span></text:p>
      <text:p text:style-name="P8"/>
      <text:p text:style-name="P9">Dans les tâches déjà effectuées, la planification du cahier des charges s’est correctement déroulée. J’ai réussi à prendre en compte le temps restant afin de pouvoir terminer le rendu avant la date finale. </text:p>
      <text:p text:style-name="P11"><text:span text:style-name="T11">La partie programmation me semble très longue à faire et j’espère pouvoir la terminer à temps. Je suis motivé pour rendre un projet fonctionnel et agréable pour le joueur. </text:span><text:span text:style-name="T12">Planifier son projet en avance reste quand même source de motivation </text:span><text:span text:style-name="T31">car nous envisageons le futur du projet plutôt que l’instant présent.</text:span><text:span text:style-name="T32">les</text:span></text:p>
      <text:p text:style-name="P10"/>
      <text:p text:style-name="P16">Au final, les difficultés rencontrées restent les imprévus non-liés à mon organisation personnelle. Devoir décaler d’une semaine un rendu dérange les prévisions sans pouvoir réagir autrement qu’en replanifiant.</text:p>
      <text:p text:style-name="P16"><text:soft-page-break/>L’apprentissage de certains outils peut-être difficile, mais le temps d’adaptation est assez court.</text:p>
      <text:p text:style-name="P16">Ce qui me préoccupe le plus reste la dernière partie programmation, primordiale mais étant plus courte que les autres.</text:p>
      <text:p text:style-name="P16"/>
      <text:p text:style-name="P25">Pour terminer, j’espère pouvoir rendre dans les temps et respecter cette prévision de projet au maximu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tserrat" svg:font-family="Montserrat, sans-serif"/>
    <style:font-face style:name="FreeSans1" svg:font-family="FreeSans" style:font-family-generic="swiss"/>
    <style:font-face style:name="Noto Serif" svg:font-family="'Noto Serif'" style:font-family-generic="roman" style:font-pitch="variable"/>
    <style:font-face style:name="Noto Sans1" svg:font-family="'Noto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erif" fo:font-size="12pt" fo:language="fr" fo:country="FR" style:letter-kerning="true" style:font-name-asian="Noto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fo:font-size="12pt" fo:language="fr" fo:country="FR"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1T18:33:27.937685636</meta:creation-date>
    <dc:date>2021-06-02T08:38:41.624895569</dc:date>
    <meta:editing-duration>PT2H35M</meta:editing-duration>
    <meta:editing-cycles>55</meta:editing-cycles>
    <meta:generator>LibreOffice/7.0.6.2$Linux_X86_64 LibreOffice_project/00$Build-2</meta:generator>
    <meta:document-statistic meta:table-count="0" meta:image-count="0" meta:object-count="0" meta:page-count="3" meta:paragraph-count="26" meta:word-count="926" meta:character-count="5923" meta:non-whitespace-character-count="5017"/>
  </office:meta>
</office:document-meta>
</file>